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2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63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RUE&quot;;&quot;FALSE&quot;;&quot;&quot;)" table:allow-empty-cell="tru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6379"/>
        <table:table-row table:style-name="ro1">
          <table:table-cell table:style-name="ce1" office:value-type="string" calcext:value-type="string">
            <text:p>sample_id</text:p>
          </table:table-cell>
          <table:table-cell table:style-name="ce1" table:content-validation-name="val1" office:value-type="string" calcext:value-type="string">
            <text:p>author1</text:p>
          </table:table-cell>
          <table:table-cell table:style-name="ce1" table:content-validation-name="val1" office:value-type="string" calcext:value-type="string">
            <text:p>author2</text:p>
          </table:table-cell>
          <table:table-cell table:style-name="ce1" table:content-validation-name="val1" office:value-type="string" calcext:value-type="string">
            <text:p>author3</text:p>
          </table:table-cell>
          <table:table-cell table:style-name="ce1" office:value-type="string" calcext:value-type="string">
            <text:p>status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e1845b0e6e71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2:.D2];1) &gt; COUNTIF([.B2:.D2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2eb0d3dcfca6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3:.D3];1) &gt; COUNTIF([.B3:.D3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0cee53ef8850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4:.D4];1) &gt; COUNTIF([.B4:.D4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fibyehab_matplotlib-tutorial_929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5:.D5];1) &gt; COUNTIF([.B5:.D5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7066dade5dc7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6:.D6];1) &gt; COUNTIF([.B6:.D6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61550fbd1eac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7:.D7];1) &gt; COUNTIF([.B7:.D7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5b34139489c3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8:.D8];1) &gt; COUNTIF([.B8:.D8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38e3ddf01415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:.D9];1) &gt; COUNTIF([.B9:.D9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fibyehab_matplotlib-tutorial_910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10:.D10];1) &gt; COUNTIF([.B10:.D10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2d38d2fc22c7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11:.D11];1) &gt; COUNTIF([.B11:.D11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ef6539fd946d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12:.D12];1) &gt; COUNTIF([.B12:.D12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fibyehab_matplotlib-tutorial_928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13:.D13];1) &gt; COUNTIF([.B13:.D13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racksonsit_matplotlib-part-1-using-python_3753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14:.D14];1) &gt; COUNTIF([.B14:.D14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brendan45774_getting-started-with-matplotlib_1863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15:.D15];1) &gt; COUNTIF([.B15:.D15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2871a7916238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16:.D16];1) &gt; COUNTIF([.B16:.D16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hetalitatvamasi_matplotlib-basics_1903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17:.D17];1) &gt; COUNTIF([.B17:.D17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a798124ac2dc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18:.D18];1) &gt; COUNTIF([.B18:.D18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10962c5d4939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19:.D19];1) &gt; COUNTIF([.B19:.D19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0fcd1e3d91e2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20:.D20];1) &gt; COUNTIF([.B20:.D20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2b06c30af2b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21:.D21];1) &gt; COUNTIF([.B21:.D21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58844d395d16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22:.D22];1) &gt; COUNTIF([.B22:.D22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5e1ced0333e8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23:.D23];1) &gt; COUNTIF([.B23:.D23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b501346fa094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24:.D24];1) &gt; COUNTIF([.B24:.D24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d3b467915727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25:.D25];1) &gt; COUNTIF([.B25:.D25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0e448660d045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26:.D26];1) &gt; COUNTIF([.B26:.D26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42a9df2d1bb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27:.D27];1) &gt; COUNTIF([.B27:.D27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51d392b97b54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28:.D28];1) &gt; COUNTIF([.B28:.D28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fb2bb595c367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29:.D29];1) &gt; COUNTIF([.B29:.D29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e50c09e8f150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30:.D30];1) &gt; COUNTIF([.B30:.D30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f757069321be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31:.D31];1) &gt; COUNTIF([.B31:.D31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vj1998_matplotlib-for-beginners_2215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32:.D32];1) &gt; COUNTIF([.B32:.D32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a658fe8b9381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33:.D33];1) &gt; COUNTIF([.B33:.D33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593e5bb6fb62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34:.D34];1) &gt; COUNTIF([.B34:.D34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abhisheksisodiya_basic-matplotlib-tutorial_1199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35:.D35];1) &gt; COUNTIF([.B35:.D35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hetalitatvamasi_matplotlib-basics_1887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36:.D36];1) &gt; COUNTIF([.B36:.D36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7151c42f991b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37:.D37];1) &gt; COUNTIF([.B37:.D37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lekythanhliem_tutorial-introduction-to-matplotlib-for-beginners_1305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38:.D38];1) &gt; COUNTIF([.B38:.D38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mrsumitjha_matplotlib-tutorial-1_1152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39:.D39];1) &gt; COUNTIF([.B39:.D39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03465e3fa4c0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40:.D40];1) &gt; COUNTIF([.B40:.D40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gh_futurestudio_matplotlib-tutorials_71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41:.D41];1) &gt; COUNTIF([.B41:.D41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kyungapark_matplotlib_3102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42:.D42];1) &gt; COUNTIF([.B42:.D42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4050f288ad36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43:.D43];1) &gt; COUNTIF([.B43:.D43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f67ed110ce9f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44:.D44];1) &gt; COUNTIF([.B44:.D44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themrityunjaypathak_matplotlib-tutorial_1086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45:.D45];1) &gt; COUNTIF([.B45:.D45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8a2f37512be3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46:.D46];1) &gt; COUNTIF([.B46:.D46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so_4700614_18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47:.D47];1) &gt; COUNTIF([.B47:.D47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3ecf6d7bcdba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48:.D48];1) &gt; COUNTIF([.B48:.D48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5751f4eccce0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49:.D49];1) &gt; COUNTIF([.B49:.D49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gh_omi3123_matplotib-visualization-hub_195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50:.D50];1) &gt; COUNTIF([.B50:.D50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87e255f9bfbc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51:.D51];1) &gt; COUNTIF([.B51:.D51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yaranathakur_matplotlib_2173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52:.D52];1) &gt; COUNTIF([.B52:.D52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2ab52dcc9d53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53:.D53];1) &gt; COUNTIF([.B53:.D53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98e011f121dd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54:.D54];1) &gt; COUNTIF([.B54:.D54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2b7b65eb1608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55:.D55];1) &gt; COUNTIF([.B55:.D55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9037ef5f30ef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56:.D56];1) &gt; COUNTIF([.B56:.D56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mlvprasad_matplotlib-part-1-of-5-indepth-notebook_2704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57:.D57];1) &gt; COUNTIF([.B57:.D57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8bdf0a66fbf1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58:.D58];1) &gt; COUNTIF([.B58:.D58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d5795396eaef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59:.D59];1) &gt; COUNTIF([.B59:.D59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6b4159978e23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60:.D60];1) &gt; COUNTIF([.B60:.D60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lalitharajesh_plotting-with-matplotlib_1845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61:.D61];1) &gt; COUNTIF([.B61:.D61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1605a6827116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62:.D62];1) &gt; COUNTIF([.B62:.D62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fe7fc9bc3c19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63:.D63];1) &gt; COUNTIF([.B63:.D63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ae7c90b69a0d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64:.D64];1) &gt; COUNTIF([.B64:.D64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berkaylhan_human-resources-data-set-matplotlib_976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65:.D65];1) &gt; COUNTIF([.B65:.D65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32d31fd71064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66:.D66];1) &gt; COUNTIF([.B66:.D66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97ccddbca893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67:.D67];1) &gt; COUNTIF([.B67:.D67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247fbcfc3967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68:.D68];1) &gt; COUNTIF([.B68:.D68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127a7d48f8c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69:.D69];1) &gt; COUNTIF([.B69:.D69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75ffc0dbb493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70:.D70];1) &gt; COUNTIF([.B70:.D70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metin2_matplotlib-egitim-serisi_3019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71:.D71];1) &gt; COUNTIF([.B71:.D71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dhamur_most-used-seaborn-plots_5136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72:.D72];1) &gt; COUNTIF([.B72:.D72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dbd2db6e6c73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73:.D73];1) &gt; COUNTIF([.B73:.D73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prashantcodes_learn-data-visualization-with-seaborn-beginners_654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74:.D74];1) &gt; COUNTIF([.B74:.D74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mpl_images_contours_and_fields_triinterp_demo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75:.D75];1) &gt; COUNTIF([.B75:.D75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91fbf346e1f2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76:.D76];1) &gt; COUNTIF([.B76:.D76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cae966533ef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77:.D77];1) &gt; COUNTIF([.B77:.D77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4f6e587cfc84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78:.D78];1) &gt; COUNTIF([.B78:.D78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f7d9a45eb0f7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79:.D79];1) &gt; COUNTIF([.B79:.D79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1f4faae03dc6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80:.D80];1) &gt; COUNTIF([.B80:.D80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1752dc693a79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81:.D81];1) &gt; COUNTIF([.B81:.D81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eb7044634772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82:.D82];1) &gt; COUNTIF([.B82:.D82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5c121d373f1f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83:.D83];1) &gt; COUNTIF([.B83:.D83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hashbanger_visualising-with-matplotlib_4132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84:.D84];1) &gt; COUNTIF([.B84:.D84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74c5da4ad0c3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85:.D85];1) &gt; COUNTIF([.B85:.D85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252a531aba58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86:.D86];1) &gt; COUNTIF([.B86:.D86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mohimaakter_scatterplot-with-seaborn_5000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87:.D87];1) &gt; COUNTIF([.B87:.D87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suneelpatel_matplotlib-data-visualization-for-beginners_178</text:p>
          </table:table-cell>
          <table:table-cell table:number-columns-repeated="3" table:style-name="ce2" table:content-validation-name="val1" office:value-type="boolean" office:boolean-value="true" calcext:value-type="boolean">
            <text:p>TRUE</text:p>
          </table:table-cell>
          <table:table-cell table:style-name="ce2" table:formula="of:=COUNTIF([.B88:.D88];1) &gt; COUNTIF([.B88:.D88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mpl_spines_spine_placement_demo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89:.D89];1) &gt; COUNTIF([.B89:.D89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2d116b91864c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0:.D90];1) &gt; COUNTIF([.B90:.D90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so_13784201_151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1:.D91];1) &gt; COUNTIF([.B91:.D91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so_21487329_200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2:.D92];1) &gt; COUNTIF([.B92:.D92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ac69187b0e87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3:.D93];1) &gt; COUNTIF([.B93:.D93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e1000823b358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4:.D94];1) &gt; COUNTIF([.B94:.D94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mhmdkardosha_guide-to-seaborn-data-visualization_705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5:.D95];1) &gt; COUNTIF([.B95:.D95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9426b075de17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6:.D96];1) &gt; COUNTIF([.B96:.D96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4267e2173ba3</text:p>
          </table:table-cell>
          <table:table-cell table:style-name="ce2" table:content-validation-name="val1" office:value-type="boolean" office:boolean-value="true" calcext:value-type="boolean">
            <text:p>TRUE</text:p>
          </table:table-cell>
          <table:table-cell table:number-columns-repeated="2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7:.D97];1) &gt; COUNTIF([.B97:.D97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9540ea189489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8:.D98];1) &gt; COUNTIF([.B98:.D98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8ec807cae516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99:.D99];1) &gt; COUNTIF([.B99:.D99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556a4939e60e</text:p>
          </table:table-cell>
          <table:table-cell table:number-columns-repeated="2" table:style-name="ce2" table:content-validation-name="val1" office:value-type="boolean" office:boolean-value="true" calcext:value-type="boolean">
            <text:p>TRUE</text:p>
          </table:table-cell>
          <table:table-cell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100:.D100];1) &gt; COUNTIF([.B100:.D100];0)" office:value-type="boolean" office:boolean-value="true" calcext:value-type="boolean">
            <text:p>TRU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ed5988e902cb</text:p>
          </table:table-cell>
          <table:table-cell table:number-columns-repeated="3" table:style-name="ce2" table:content-validation-name="val1" office:value-type="boolean" office:boolean-value="false" calcext:value-type="boolean">
            <text:p>FALSE</text:p>
          </table:table-cell>
          <table:table-cell table:style-name="ce2" table:formula="of:=COUNTIF([.B101:.D101];1) &gt; COUNTIF([.B101:.D101];0)" office:value-type="boolean" office:boolean-value="false" calcext:value-type="boolean">
            <text:p>FALSE</text:p>
          </table:table-cell>
          <table:table-cell table:style-name="Default" table:number-columns-repeated="16379"/>
        </table:table-row>
        <table:table-row table:style-name="ro1" table:number-rows-repeated="99">
          <table:table-cell table:number-columns-repeated="5"/>
          <table:table-cell table:style-name="Default" table:number-columns-repeated="16379"/>
        </table:table-row>
        <table:table-row table:style-name="ro2" table:number-rows-repeated="1048375">
          <table:table-cell/>
          <table:table-cell table:content-validation-name="val1" table:number-columns-repeated="3"/>
          <table:table-cell/>
          <table:table-cell table:style-name="Default" table:number-columns-repeated="16379"/>
        </table:table-row>
        <table:table-row table:style-name="ro3">
          <table:table-cell/>
          <table:table-cell table:content-validation-name="val1" table:number-columns-repeated="3"/>
          <table:table-cell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01:43:23.40362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3-15T23:31:04</meta:creation-date>
    <dc:date>2026-03-16T13:01:36.879352300</dc:date>
    <meta:generator>LibreOffice/25.8.5.2$Windows_X86_64 LibreOffice_project/9c8b85f387cc00a89945a79c9e6239f32e450ac2</meta:generator>
    <meta:editing-duration>PT14M12S</meta:editing-duration>
    <meta:editing-cycles>2</meta:editing-cycles>
    <meta:document-statistic meta:table-count="1" meta:cell-count="505" meta:object-count="0"/>
    <meta:user-defined meta:name="AppVersion">3.1</meta:user-defined>
  </office:meta>
</office:document-meta>
</file>